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9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92.15pt"/>
    </style:style>
    <style:style style:name="co4" style:family="table-column">
      <style:table-column-properties fo:break-before="auto" style:column-width="121.75pt"/>
    </style:style>
    <style:style style:name="co5" style:family="table-column">
      <style:table-column-properties fo:break-before="auto" style:column-width="53.55pt"/>
    </style:style>
    <style:style style:name="co6" style:family="table-column">
      <style:table-column-properties fo:break-before="auto" style:column-width="545.61pt"/>
    </style:style>
    <style:style style:name="co7" style:family="table-column">
      <style:table-column-properties fo:break-before="auto" style:column-width="61.46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имейл</text:p>
          </table:table-cell>
          <table:table-cell office:value-type="string" calcext:value-type="string">
            <text:p>парола</text:p>
          </table:table-cell>
          <table:table-cell office:value-type="string" calcext:value-type="string">
            <text:p>лице за контакт</text:p>
          </table:table-cell>
          <table:table-cell office:value-type="string" calcext:value-type="string">
            <text:p>телефон</text:p>
          </table:table-cell>
          <table:table-cell office:value-type="string" calcext:value-type="string">
            <text:p>редактиране на форми за записване</text:p>
          </table:table-cell>
          <table:table-cell office:value-type="string" calcext:value-type="string">
            <text:p>записван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biologiq@abv.bg" xlink:type="simple">torta.biologiq@abv.bg</text:a></text:p>
          </table:table-cell>
          <table:table-cell office:value-type="string" calcext:value-type="string">
            <text:p>@BiologyCake1</text:p>
          </table:table-cell>
          <table:table-cell office:value-type="string" calcext:value-type="string">
            <text:p>Теодора Лилова</text:p>
          </table:table-cell>
          <table:table-cell office:value-type="float" office:value="879110045" calcext:value-type="float">
            <text:p>879110045</text:p>
          </table:table-cell>
          <table:table-cell office:value-type="string" calcext:value-type="string">
            <text:p><text:a xlink:href="https://docs.google.com/forms/d/1KWa41ES_sHuiOJ6VPU5-dH0eQrrIexacoD4d3tcXqlY/edit?ts=5e791cb5" xlink:type="simple">https://docs.google.com/forms/d/1KWa41ES_sHuiOJ6VPU5-dH0eQrrIexacoD4d3tcXqlY/edit?ts=5e791cb5</text:a></text:p>
          </table:table-cell>
          <table:table-cell office:value-type="string" calcext:value-type="string">
            <text:p><text:a xlink:href="https://docs.google.com/forms/d/e/1FAIpQLScz5-CvXgOlWfPfwGFNNtMaVsHKU0-q0XVXi4_IA3g6gudEGw/viewform" xlink:type="simple">https://docs.google.com/forms/d/e/1FAIpQLScz5-CvXgOlWfPfwGFNNtMaVsHKU0-q0XVXi4_IA3g6gudEGw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fizika@abv.bg" xlink:type="simple">torta.fizika@abv.bg</text:a></text:p>
          </table:table-cell>
          <table:table-cell office:value-type="string" calcext:value-type="string">
            <text:p>@PhysicsCake1</text:p>
          </table:table-cell>
          <table:table-cell office:value-type="string" calcext:value-type="string">
            <text:p>Тодор Тодоров</text:p>
          </table:table-cell>
          <table:table-cell office:value-type="float" office:value="897029101" calcext:value-type="float">
            <text:p>897029101</text:p>
          </table:table-cell>
          <table:table-cell office:value-type="string" calcext:value-type="string">
            <text:p><text:a xlink:href="https://docs.google.com/forms/d/1EDdLGG3CqnfdfbiTDh8wOTyEyS8xDbRNsY2MG32G70o/edit?ts=5e8a14ba" xlink:type="simple">https://docs.google.com/forms/d/1EDdLGG3CqnfdfbiTDh8wOTyEyS8xDbRNsY2MG32G70o/edit?ts=5e8a14ba</text:a></text:p>
          </table:table-cell>
          <table:table-cell office:value-type="string" calcext:value-type="string">
            <text:p><text:a xlink:href="https://docs.google.com/forms/d/e/1FAIpQLSdA5dcEy--FY5iw9wVL_H-Ek0DWPYF193c-YlubWNKbMZmDlg/viewform" xlink:type="simple">https://docs.google.com/forms/d/e/1FAIpQLSdA5dcEy--FY5iw9wVL_H-Ek0DWPYF193c-YlubWNKbMZmDlg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himiq@abv.bg" xlink:type="simple">torta.himiq@abv.bg</text:a></text:p>
          </table:table-cell>
          <table:table-cell office:value-type="string" calcext:value-type="string">
            <text:p>@ChemistryCake1</text:p>
          </table:table-cell>
          <table:table-cell office:value-type="string" calcext:value-type="string">
            <text:p>Кирил Павлов</text:p>
          </table:table-cell>
          <table:table-cell office:value-type="float" office:value="884507698" calcext:value-type="float">
            <text:p>884507698</text:p>
          </table:table-cell>
          <table:table-cell office:value-type="string" calcext:value-type="string">
            <text:p><text:a xlink:href="https://docs.google.com/forms/d/1uLzVlwaCa59tOEtmZD1iQP2SzV5syNAO9Yq4R5Grn4U/edit?ts=5e8a155f" xlink:type="simple">https://docs.google.com/forms/d/1uLzVlwaCa59tOEtmZD1iQP2SzV5syNAO9Yq4R5Grn4U/edit?ts=5e8a155f</text:a></text:p>
          </table:table-cell>
          <table:table-cell office:value-type="string" calcext:value-type="string">
            <text:p><text:a xlink:href="https://docs.google.com/forms/d/e/1FAIpQLSerntnPCI-_swT_h1exYxoA4jcvwMekIT6yk_VHL0NB5dGyhg/viewform" xlink:type="simple">https://docs.google.com/forms/d/e/1FAIpQLSerntnPCI-_swT_h1exYxoA4jcvwMekIT6yk_VHL0NB5dGyhg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istoriq@abv.bg" xlink:type="simple">torta.istoriq@abv.bg</text:a></text:p>
          </table:table-cell>
          <table:table-cell office:value-type="string" calcext:value-type="string">
            <text:p>@HistoryCake1</text:p>
          </table:table-cell>
          <table:table-cell office:value-type="string" calcext:value-type="string">
            <text:p>Иван Андонов</text:p>
          </table:table-cell>
          <table:table-cell office:value-type="float" office:value="898304730" calcext:value-type="float">
            <text:p>898304730</text:p>
          </table:table-cell>
          <table:table-cell office:value-type="string" calcext:value-type="string">
            <text:p><text:a xlink:href="https://docs.google.com/forms/d/1I5Qqli5mtVi9URkCTlfSJh0h-rpY2bbyj8JczU3dJbU/edit?ts=5e8a14e1" xlink:type="simple">https://docs.google.com/forms/d/1I5Qqli5mtVi9URkCTlfSJh0h-rpY2bbyj8JczU3dJbU/edit?ts=5e8a14e1</text:a></text:p>
          </table:table-cell>
          <table:table-cell office:value-type="string" calcext:value-type="string">
            <text:p><text:a xlink:href="https://docs.google.com/forms/d/e/1FAIpQLScp0yC_EptkvSzbVfik1M8IsPmP4ZT64pS6AInCES7SdhP3og/viewform" xlink:type="simple">https://docs.google.com/forms/d/e/1FAIpQLScp0yC_EptkvSzbVfik1M8IsPmP4ZT64pS6AInCES7SdhP3og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lingvistika@abv.bg" xlink:type="simple">torta.lingvistika@abv.bg</text:a></text:p>
          </table:table-cell>
          <table:table-cell office:value-type="string" calcext:value-type="string">
            <text:p>@LinguisticsCake1</text:p>
          </table:table-cell>
          <table:table-cell office:value-type="string" calcext:value-type="string">
            <text:p>Стоян Папазов</text:p>
          </table:table-cell>
          <table:table-cell office:value-type="float" office:value="898288557" calcext:value-type="float">
            <text:p>898288557</text:p>
          </table:table-cell>
          <table:table-cell office:value-type="string" calcext:value-type="string">
            <text:p><text:a xlink:href="https://docs.google.com/forms/d/10uAgojfSfcAT110_UWwVjjzzCok0study9OggqkVxy8/edit?ts=5e8a1446" xlink:type="simple">https://docs.google.com/forms/d/10uAgojfSfcAT110_UWwVjjzzCok0study9OggqkVxy8/edit?ts=5e8a1446</text:a></text:p>
          </table:table-cell>
          <table:table-cell office:value-type="string" calcext:value-type="string">
            <text:p><text:a xlink:href="https://docs.google.com/forms/d/e/1FAIpQLScyJTjCbCqq0hoUrV7DhzDp-NtMTbAzvhJASn97T8CMuQJJhQ/viewform" xlink:type="simple">https://docs.google.com/forms/d/e/1FAIpQLScyJTjCbCqq0hoUrV7DhzDp-NtMTbAzvhJASn97T8CMuQJJhQ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matematika@abv.bg" xlink:type="simple">torta.matematika@abv.bg</text:a></text:p>
          </table:table-cell>
          <table:table-cell office:value-type="string" calcext:value-type="string">
            <text:p>@MathCake1</text:p>
          </table:table-cell>
          <table:table-cell office:value-type="string" calcext:value-type="string">
            <text:p>Мартин Димитров</text:p>
          </table:table-cell>
          <table:table-cell office:value-type="float" office:value="884007776" calcext:value-type="float">
            <text:p>884007776</text:p>
          </table:table-cell>
          <table:table-cell office:value-type="string" calcext:value-type="string">
            <text:p><text:a xlink:href="https://docs.google.com/forms/d/1YXny_aWLWA__bXJc5_Nn8rIT4E0cOuPPgx-TmogxGHE/edit?ts=5e8a1472" xlink:type="simple">https://docs.google.com/forms/d/1YXny_aWLWA__bXJc5_Nn8rIT4E0cOuPPgx-TmogxGHE/edit?ts=5e8a1472</text:a></text:p>
          </table:table-cell>
          <table:table-cell office:value-type="string" calcext:value-type="string">
            <text:p><text:a xlink:href="https://docs.google.com/forms/d/e/1FAIpQLSfY2IHg3dj9oO3d1DOtlDgOWSrWoTpR7z2wD724LO_HfKEksQ/viewform" xlink:type="simple">https://docs.google.com/forms/d/e/1FAIpQLSfY2IHg3dj9oO3d1DOtlDgOWSrWoTpR7z2wD724LO_HfKEksQ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programirane@abv.bg" xlink:type="simple">torta.programirane@abv.bg</text:a></text:p>
          </table:table-cell>
          <table:table-cell office:value-type="string" calcext:value-type="string">
            <text:p>@InformaticsCake1</text:p>
          </table:table-cell>
          <table:table-cell office:value-type="string" calcext:value-type="string">
            <text:p>Александър Радославов</text:p>
          </table:table-cell>
          <table:table-cell office:value-type="float" office:value="893421058" calcext:value-type="float">
            <text:p>893421058</text:p>
          </table:table-cell>
          <table:table-cell office:value-type="string" calcext:value-type="string">
            <text:p><text:a xlink:href="https://docs.google.com/forms/d/1KViA0EKNj2bKevpY0bagCdcH5qI2UqFWuq8OJj2BefM/edit?ts=5e8a15a7" xlink:type="simple">https://docs.google.com/forms/d/1KViA0EKNj2bKevpY0bagCdcH5qI2UqFWuq8OJj2BefM/edit?ts=5e8a15a7</text:a></text:p>
          </table:table-cell>
          <table:table-cell office:value-type="string" calcext:value-type="string">
            <text:p><text:a xlink:href="https://docs.google.com/forms/d/e/1FAIpQLSf3zSTG_XnC129i_pKtXWvSyDeREtPQchmNW0wEqeGLezKvDw/viewform" xlink:type="simple">https://docs.google.com/forms/d/e/1FAIpQLSf3zSTG_XnC129i_pKtXWvSyDeREtPQchmNW0wEqeGLezKvDw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official@abv.bg" xlink:type="simple">torta.official@abv.bg</text:a></text:p>
          </table:table-cell>
          <table:table-cell office:value-type="string" calcext:value-type="string">
            <text:p>@CakeOfficial1</text:p>
          </table:table-cell>
          <table:table-cell office:value-type="string" calcext:value-type="string">
            <text:p>Игнес Симеонова</text:p>
          </table:table-cell>
          <table:table-cell office:value-type="float" office:value="898313279" calcext:value-type="float">
            <text:p>898313279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Пощи</text:p>
          </table:table-cell>
          <table:table-cell office:value-type="string" calcext:value-type="string">
            <text:p>Иво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Записване</text:p>
          </table:table-cell>
          <table:table-cell office:value-type="string" calcext:value-type="string">
            <text:p>Стаси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Сайт</text:p>
          </table:table-cell>
          <table:table-cell office:value-type="string" calcext:value-type="string">
            <text:p>Ганчев и Еси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Лого</text:p>
          </table:table-cell>
          <table:table-cell office:value-type="string" calcext:value-type="string">
            <text:p>Стаси и Тодор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5:36:38.493487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5:37:49.226952765</meta:creation-date>
    <meta:editing-duration>PT16M16S</meta:editing-duration>
    <meta:editing-cycles>4</meta:editing-cycles>
    <meta:generator>LibreOffice/6.0.7.3$Linux_X86_64 LibreOffice_project/00m0$Build-3</meta:generator>
    <dc:date>2020-04-07T17:15:08.092591191</dc:date>
    <meta:document-statistic meta:table-count="1" meta:cell-count="60" meta:object-count="0"/>
  </office:meta>
</office:document-meta>
</file>